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fo:margin-left="0in" fo:margin-top="0in" fo:margin-bottom="0in" table:align="left"/>
    </style:style>
    <style:style style:name="Table1.A" style:family="table-column">
      <style:table-column-properties style:column-width="2.866in"/>
    </style:style>
    <style:style style:name="Table1.B" style:family="table-column">
      <style:table-column-properties style:column-width="1.7201in"/>
    </style:style>
    <style:style style:name="Table1.C" style:family="table-column">
      <style:table-column-properties style:column-width="1.9104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4375in" fo:margin-left="0.1007in" fo:margin-top="0in" fo:margin-bottom="0in" table:align="left"/>
    </style:style>
    <style:style style:name="Table2.A" style:family="table-column">
      <style:table-column-properties style:column-width="0.5729in"/>
    </style:style>
    <style:style style:name="Table2.B" style:family="table-column">
      <style:table-column-properties style:column-width="2.9319in"/>
    </style:style>
    <style:style style:name="Table2.C" style:family="table-column">
      <style:table-column-properties style:column-width="2.932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A2" style:family="table-cell">
      <style:table-cell-properties fo:padding-left="0.0813in" fo:padding-right="0.075in" fo:padding-top="0in" fo:padding-bottom="0in" fo:border="1pt solid #000000"/>
    </style:style>
    <style:style style:name="Table2.B2" style:family="table-cell">
      <style:table-cell-properties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variant="small-caps" fo:color="#000000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color="#000000"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10" style:family="paragraph" style:parent-style-name="Standard">
      <style:paragraph-properties fo:line-height="150%" fo:text-align="center" style:justify-single-word="false">
        <style:tab-stops>
          <style:tab-stop style:position="1.6335in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4925in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1.6335in"/>
        </style:tab-stops>
      </style:paragraph-properties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-0.0102in" fo:margin-right="0.0299in" fo:margin-top="0in" fo:margin-bottom="0.002in" loext:contextual-spacing="false" fo:line-height="163%" fo:text-align="justify" style:justify-single-word="false" fo:text-indent="0.4917in" style:auto-text-indent="false"/>
    </style:style>
    <style:style style:name="P19" style:family="paragraph" style:parent-style-name="Standard">
      <style:paragraph-properties fo:margin-left="-0.0102in" fo:margin-right="0.0299in" fo:margin-top="0in" fo:margin-bottom="0.002in" loext:contextual-spacing="false" fo:line-height="163%" fo:text-align="justify" style:justify-single-word="false" fo:text-indent="0in" style:auto-text-indent="false"/>
    </style:style>
    <style:style style:name="P20" style:family="paragraph" style:parent-style-name="Standard">
      <style:paragraph-properties fo:margin-left="-0.0102in" fo:margin-right="0.0299in" fo:margin-top="0in" fo:margin-bottom="0.002in" loext:contextual-spacing="false" fo:line-height="150%" fo:text-align="justify" style:justify-single-word="false" fo:text-indent="0in" style:auto-text-indent="false"/>
    </style:style>
    <style:style style:name="P21" style:family="paragraph" style:parent-style-name="Standard">
      <style:paragraph-properties fo:margin-top="0.1665in" fo:margin-bottom="0.1665in" loext:contextual-spacing="false" fo:line-height="163%" fo:text-align="justify" style:justify-single-word="false" fo:padding="0in" fo:border="none"/>
    </style:style>
    <style:style style:name="P22" style:family="paragraph" style:parent-style-name="Standard">
      <style:paragraph-properties fo:margin-top="0.1665in" fo:margin-bottom="0.1665in" loext:contextual-spacing="false" fo:line-height="150%" fo:text-align="justify" style:justify-single-word="false" fo:padding="0in" fo:border="none"/>
    </style:style>
    <style:style style:name="P23" style:family="paragraph" style:parent-style-name="Standard">
      <style:paragraph-properties fo:margin-top="0.1665in" fo:margin-bottom="0.1665in" loext:contextual-spacing="false" fo:line-height="150%" fo:text-align="center" style:justify-single-word="false"/>
    </style:style>
    <style:style style:name="P24" style:family="paragraph" style:parent-style-name="Standard">
      <style:paragraph-properties fo:margin-top="0.1665in" fo:margin-bottom="0.1665in" loext:contextual-spacing="false" fo:line-height="163%"/>
    </style:style>
    <style:style style:name="P25" style:family="paragraph" style:parent-style-name="Standard">
      <style:paragraph-properties fo:margin-top="0.1665in" fo:margin-bottom="0.1665in" loext:contextual-spacing="false" fo:line-height="163%" fo:text-align="justify" style:justify-single-word="false"/>
    </style:style>
    <style:style style:name="P26" style:family="paragraph" style:parent-style-name="Standard">
      <style:paragraph-properties fo:margin-left="0in" fo:margin-right="-0.0138in" fo:margin-top="0.1665in" fo:margin-bottom="0.1665in" loext:contextual-spacing="false" fo:line-height="150%" fo:text-align="justify" style:justify-single-word="false" fo:text-indent="0in" style:auto-text-indent="false" fo:padding="0in" fo:border="none"/>
    </style:style>
    <style:style style:name="P27" style:family="paragraph" style:parent-style-name="Standard">
      <style:paragraph-properties fo:margin-left="0in" fo:margin-right="-0.028in" fo:margin-top="0.1665in" fo:margin-bottom="0.1665in" loext:contextual-spacing="false" fo:line-height="150%" fo:text-indent="0in" style:auto-text-indent="false" fo:padding="0in" fo:border="none"/>
    </style:style>
    <style:style style:name="P28" style:family="paragraph" style:parent-style-name="Standard">
      <style:paragraph-properties fo:margin-left="-0.0102in" fo:margin-right="-0.0138in" fo:margin-top="0in" fo:margin-bottom="0.002in" loext:contextual-spacing="false" fo:line-height="150%" fo:text-align="justify" style:justify-single-word="false" fo:text-indent="0in" style:auto-text-indent="false"/>
    </style:style>
    <style:style style:name="P29" style:family="paragraph" style:parent-style-name="Standard">
      <style:paragraph-properties fo:margin-left="-0.0102in" fo:margin-right="-0.0138in" fo:margin-top="0in" fo:margin-bottom="0.002in" loext:contextual-spacing="false" fo:line-height="150%" fo:text-align="start" style:justify-single-word="false" fo:text-indent="0in" style:auto-text-indent="false"/>
    </style:style>
    <style:style style:name="P30" style:family="paragraph" style:parent-style-name="Standard">
      <style:paragraph-properties fo:margin-left="-0.0102in" fo:margin-right="-0.0138in" fo:margin-top="0in" fo:margin-bottom="0.002in" loext:contextual-spacing="false" fo:line-height="120%" fo:text-align="start" style:justify-single-word="false" fo:text-indent="0in" style:auto-text-indent="false"/>
      <style:text-properties fo:font-size="14pt" style:font-size-asian="14pt" style:font-size-complex="14pt"/>
    </style:style>
    <style:style style:name="P31" style:family="paragraph" style:parent-style-name="Standard">
      <style:paragraph-properties fo:margin-left="0in" fo:margin-right="0in" fo:margin-top="0.1665in" fo:margin-bottom="0.1665in" loext:contextual-spacing="false" fo:line-height="150%" fo:text-align="justify" style:justify-single-word="false" fo:text-indent="0in" style:auto-text-indent="false"/>
    </style:style>
    <style:style style:name="P32" style:family="paragraph" style:parent-style-name="Standard">
      <style:paragraph-properties fo:margin-left="0in" fo:margin-right="0in" fo:margin-top="0.1665in" fo:margin-bottom="0.1665in" loext:contextual-spacing="false" fo:line-height="163%" fo:text-indent="0in" style:auto-text-indent="false"/>
      <style:text-properties fo:font-size="14pt" style:font-size-asian="14pt" style:font-size-complex="14pt"/>
    </style:style>
    <style:style style:name="P33" style:family="paragraph" style:parent-style-name="Standard">
      <style:paragraph-properties fo:margin-left="0in" fo:margin-right="0in" fo:margin-top="0.1665in" fo:margin-bottom="0.1665in" loext:contextual-spacing="false" fo:line-height="163%" fo:text-align="justify" style:justify-single-word="false" fo:text-indent="0in" style:auto-text-indent="false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35" style:family="paragraph" style:parent-style-name="Standard">
      <style:paragraph-properties fo:margin-left="0in" fo:margin-right="0in" fo:line-height="100%" fo:orphans="0" fo:widows="0" fo:text-indent="0in" style:auto-text-indent="false" fo:padding-left="0in" fo:padding-right="0in" fo:padding-top="0in" fo:padding-bottom="0.0693in" fo:border="none"/>
    </style:style>
    <style:style style:name="P36" style:family="paragraph" style:parent-style-name="Standard" style:list-style-name="WWNum3">
      <style:paragraph-properties fo:margin-left="0.5in" fo:margin-right="0in" fo:margin-top="0.1665in" fo:margin-bottom="0in" loext:contextual-spacing="false" fo:line-height="163%" fo:text-indent="-0.25in" style:auto-text-indent="false"/>
    </style:style>
    <style:style style:name="P37" style:family="paragraph" style:parent-style-name="Standard" style:list-style-name="WWNum2">
      <style:paragraph-properties fo:margin-left="0.5in" fo:margin-right="0in" fo:margin-top="0.1665in" fo:margin-bottom="0in" loext:contextual-spacing="false" fo:line-height="163%" fo:text-align="justify" style:justify-single-word="false" fo:text-indent="-0.25in" style:auto-text-indent="false"/>
    </style:style>
    <style:style style:name="P38" style:family="paragraph" style:parent-style-name="Standard" style:list-style-name="WWNum1">
      <style:paragraph-properties fo:margin-left="0.5in" fo:margin-right="0in" fo:margin-top="0.1665in" fo:margin-bottom="0in" loext:contextual-spacing="false" fo:line-height="163%" fo:text-indent="-0.25in" style:auto-text-indent="false"/>
    </style:style>
    <style:style style:name="P39" style:family="paragraph" style:parent-style-name="Standard" style:list-style-name="WWNum3">
      <style:paragraph-properties fo:margin-left="0.5in" fo:margin-right="0in" fo:margin-top="0in" fo:margin-bottom="0in" loext:contextual-spacing="false" fo:line-height="163%" fo:text-indent="-0.25in" style:auto-text-indent="false"/>
    </style:style>
    <style:style style:name="P40" style:family="paragraph" style:parent-style-name="Standard" style:list-style-name="WWNum2">
      <style:paragraph-properties fo:margin-left="0.5in" fo:margin-right="0in" fo:margin-top="0in" fo:margin-bottom="0in" loext:contextual-spacing="false" fo:line-height="163%" fo:text-align="justify" style:justify-single-word="false" fo:text-indent="-0.25in" style:auto-text-indent="false"/>
    </style:style>
    <style:style style:name="P41" style:family="paragraph" style:parent-style-name="Standard" style:list-style-name="WWNum1">
      <style:paragraph-properties fo:margin-left="0.5in" fo:margin-right="0in" fo:margin-top="0in" fo:margin-bottom="0in" loext:contextual-spacing="false" fo:line-height="163%" fo:text-indent="-0.25in" style:auto-text-indent="false"/>
    </style:style>
    <style:style style:name="P42" style:family="paragraph" style:parent-style-name="Standard" style:list-style-name="WWNum3">
      <style:paragraph-properties fo:margin-left="0.5in" fo:margin-right="0in" fo:margin-top="0in" fo:margin-bottom="0.1665in" loext:contextual-spacing="false" fo:line-height="163%" fo:text-indent="-0.25in" style:auto-text-indent="false"/>
    </style:style>
    <style:style style:name="P43" style:family="paragraph" style:parent-style-name="Standard" style:list-style-name="WWNum2">
      <style:paragraph-properties fo:margin-left="0.5in" fo:margin-right="0in" fo:margin-top="0in" fo:margin-bottom="0.1665in" loext:contextual-spacing="false" fo:line-height="163%" fo:text-align="justify" style:justify-single-word="false" fo:text-indent="-0.25in" style:auto-text-indent="false"/>
    </style:style>
    <style:style style:name="P44" style:family="paragraph" style:parent-style-name="Standard" style:list-style-name="WWNum1">
      <style:paragraph-properties fo:margin-left="0.5in" fo:margin-right="0in" fo:margin-top="0in" fo:margin-bottom="0.1665in" loext:contextual-spacing="false" fo:line-height="163%" fo:text-indent="-0.25in" style:auto-text-indent="false"/>
    </style:style>
    <style:style style:name="P45" style:family="paragraph" style:parent-style-name="Standard">
      <style:paragraph-properties fo:margin-left="0in" fo:margin-right="0.0299in" fo:margin-top="0in" fo:margin-bottom="0.002in" loext:contextual-spacing="false" fo:line-height="163%" fo:orphans="0" fo:widows="0" fo:text-indent="0in" style:auto-text-indent="false"/>
    </style:style>
    <style:style style:name="P46" style:family="paragraph" style:parent-style-name="Standard">
      <style:paragraph-properties fo:margin-left="0in" fo:margin-right="0.0299in" fo:line-height="163%" fo:orphans="0" fo:widows="0" fo:text-indent="0in" style:auto-text-indent="false"/>
    </style:style>
    <style:style style:name="P47" style:family="paragraph" style:parent-style-name="Standard">
      <style:paragraph-properties fo:margin-left="0in" fo:margin-right="0in" fo:margin-top="0in" fo:margin-bottom="0.111in" loext:contextual-spacing="false" fo:line-height="108%" fo:text-align="justify" style:justify-single-word="false" fo:text-indent="0.5in" style:auto-text-indent="false"/>
    </style:style>
    <style:style style:name="P48" style:family="paragraph" style:parent-style-name="Standard">
      <style:paragraph-properties fo:margin-top="0in" fo:margin-bottom="0.111in" loext:contextual-spacing="false" fo:line-height="108%"/>
      <style:text-properties fo:color="#000000" fo:font-size="14pt" fo:font-weight="bold" style:font-size-asian="14pt" style:font-weight-asian="bold" style:font-size-complex="14pt"/>
    </style:style>
    <style:style style:name="P49" style:family="paragraph" style:parent-style-name="Standard">
      <style:paragraph-properties fo:margin-top="0in" fo:margin-bottom="0.111in" loext:contextual-spacing="false" fo:line-height="108%"/>
    </style:style>
    <style:style style:name="P50" style:family="paragraph" style:parent-style-name="Standard">
      <style:paragraph-properties fo:margin-top="0in" fo:margin-bottom="0.111in" loext:contextual-spacing="false" fo:line-height="100%"/>
    </style:style>
    <style:style style:name="P51" style:family="paragraph" style:parent-style-name="Standard">
      <style:paragraph-properties fo:margin-top="0in" fo:margin-bottom="0.111in" loext:contextual-spacing="false" fo:line-height="100%"/>
      <style:text-properties fo:font-size="14pt" style:font-size-asian="14pt" style:font-size-complex="14pt"/>
    </style:style>
    <style:style style:name="P52" style:family="paragraph" style:parent-style-name="Standard">
      <loext:graphic-properties draw:fill="solid" draw:fill-color="#ffffff"/>
      <style:paragraph-properties fo:text-align="center" style:justify-single-word="false" fo:break-before="page" fo:background-color="#ffffff"/>
    </style:style>
    <style:style style:name="P53" style:family="paragraph" style:parent-style-name="Standard" style:master-page-name="First_20_Page">
      <style:paragraph-properties fo:line-height="150%" fo:text-align="center" style:justify-single-word="false" style:page-number="1"/>
    </style:style>
    <style:style style:name="T1" style:family="text">
      <style:text-properties fo:font-variant="small-caps" fo:color="#000000" fo:font-size="14pt" fo:font-weight="bold" style:font-size-asian="14pt" style:font-weight-asian="bold" style:font-size-complex="14pt"/>
    </style:style>
    <style:style style:name="T2" style:family="text">
      <style:text-properties fo:font-variant="small-caps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color="#000000" fo:font-size="14pt" fo:font-weight="bold" style:font-size-asian="14pt" style:font-weight-asian="bold" style:font-size-complex="14pt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fo:background-color="#ffffff"/>
    </style:style>
    <style:style style:name="T8" style:family="text">
      <style:text-properties fo:font-size="14pt" fo:font-style="italic" style:font-size-asian="14pt" style:font-style-asian="italic" style:font-size-complex="14pt"/>
    </style:style>
    <style:style style:name="T9" style:family="text">
      <style:text-properties fo:font-size="14pt" style:text-underline-style="none" style:font-size-asian="14pt" style:font-size-complex="14pt"/>
    </style:style>
    <style:style style:name="T10" style:family="text">
      <style:text-properties fo:color="#222222" fo:font-size="14pt" fo:font-weight="bold" style:font-size-asian="14pt" style:font-weight-asian="bold" style:font-size-complex="14pt" fo:background-color="#ffffff"/>
    </style:style>
    <style:style style:name="T11" style:family="text">
      <style:text-properties fo:color="#222222" fo:font-size="14pt" fo:font-style="italic" style:font-size-asian="14pt" style:font-style-asian="italic" style:font-size-complex="14pt"/>
    </style:style>
    <style:style style:name="T12" style:family="text">
      <style:text-properties fo:color="#222222" fo:font-size="14pt" style:font-size-asian="14pt" style:font-size-complex="14pt" fo:background-color="#ffffff"/>
    </style:style>
    <style:style style:name="T13" style:family="text">
      <style:text-properties fo:color="#222222" fo:font-size="14pt" style:font-size-asian="14pt" style:font-size-complex="14pt"/>
    </style:style>
    <style:style style:name="T14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1">МИНОБРНАУКИ РОССИИ</text:span></text:p>
      <text:p text:style-name="P1"><text:span text:style-name="T1">САНКТ-ПЕТЕРБУРГСКИЙ ГОСУДАРСТВЕННЫЙ</text:span></text:p>
      <text:p text:style-name="P1"><text:span text:style-name="T1">ЭЛЕКТРОТЕХНИЧЕСКИЙ УНИВЕРСИТЕТ</text:span></text:p>
      <text:p text:style-name="P1"><text:span text:style-name="T1">«ЛЭТИ» ИМ. В.И. УЛЬЯНОВА (ЛЕНИНА)</text:span></text:p>
      <text:p text:style-name="P1"><text:span text:style-name="T3">Кафедра </text:span><text:span text:style-name="T5">МО </text:span><text:span text:style-name="T3">ЭВМ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T2">ОТЧЕТ</text:span></text:p>
      <text:p text:style-name="P1"><text:span text:style-name="T3">по лабораторной работе №</text:span><text:span text:style-name="T5">3</text:span></text:p>
      <text:p text:style-name="P1"><text:span text:style-name="T3">по </text:span><text:span text:style-name="T5">дисциплине «Построение и анализ алгоритмов»</text:span></text:p>
      <text:p text:style-name="P1"><text:span text:style-name="T5">Тема: </text:span><text:span text:style-name="T10">Максимальный поток сети</text:span></text:p>
      <text:p text:style-name="P6"/>
      <text:p text:style-name="P6"/>
      <text:p text:style-name="P4"/>
      <text:p text:style-name="P4"/>
      <text:p text:style-name="P5"><text:soft-page-break/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4">Студентка гр. 938</text:span><text:span text:style-name="T6">3</text:span></text:p>
          </table:table-cell>
          <table:table-cell table:style-name="Table1.B1" office:value-type="string">
            <text:p text:style-name="P3"/>
          </table:table-cell>
          <table:table-cell table:style-name="Table1.A1" office:value-type="string">
            <text:p text:style-name="P8"><text:span text:style-name="T6">Карпекина А.А.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Преподаватель</text:span></text:p>
          </table:table-cell>
          <table:table-cell table:style-name="Table1.B2" office:value-type="string">
            <text:p text:style-name="P3"/>
          </table:table-cell>
          <table:table-cell table:style-name="Table1.A1" office:value-type="string">
            <text:p text:style-name="P8"><text:span text:style-name="T4">Фирсов М.А.</text:span></text:p>
          </table:table-cell>
        </table:table-row>
      </table:table>
      <text:p text:style-name="P5"/>
      <text:p text:style-name="P5"/>
      <text:p text:style-name="P1"><text:span text:style-name="T4">Санкт-Петербург</text:span></text:p>
      <text:p text:style-name="P1"><text:span text:style-name="T4">2021</text:span></text:p>
      <text:p text:style-name="P14"><text:span text:style-name="T3">Цель работы.</text:span></text:p>
      <text:p text:style-name="P18"><text:span text:style-name="T6">Изучить и реализовать алгоритм Форда-Фалкерсона для поиска максимального потока в сети.</text:span></text:p>
      <text:p text:style-name="P15"><text:span text:style-name="T3">Постановка задачи.</text:span></text:p>
      <text:p text:style-name="P19"><text:span text:style-name="T5"><text:tab/><text:tab/></text:span><text:span text:style-name="T6">Найти максимальный поток в сети, а также фактическую величину потока, протекающего через каждое ребро, используя алгоритм Форда-Фалкерсона.</text:span></text:p>
      <text:p text:style-name="P21"><text:span text:style-name="T6">Сеть (ориентированный взвешенный граф) представляется в виде триплета из имен вершин и целого неотрицательного числа - пропускной способности (веса).</text:span></text:p>
      <text:p text:style-name="P22"><text:span text:style-name="T6">Входные данные:</text:span></text:p>
      <text:p text:style-name="P22"><text:span text:style-name="T6">N- количество ориентированных рёбер графа</text:span></text:p>
      <text:p text:style-name="P26"><text:span text:style-name="T8">v</text:span><text:span text:style-name="T6">0 - исток</text:span></text:p>
      <text:p text:style-name="P26"><text:span text:style-name="T8">vn </text:span><text:span text:style-name="T6">- сток</text:span></text:p>
      <text:p text:style-name="P27"><text:span text:style-name="T11">vi <text:s/>vj <text:s/>ωij <text:s/></text:span><text:span text:style-name="T12"><text:s/>- ребро графа</text:span></text:p>
      <text:p text:style-name="P20"><text:span text:style-name="T6">...</text:span></text:p>
      <text:p text:style-name="P20"><text:span text:style-name="T6">Выходные данные:</text:span></text:p>
      <text:p text:style-name="P28"><text:span text:style-name="T8">Pmax </text:span><text:span text:style-name="T6">- величина максимального потока</text:span></text:p>
      <text:p text:style-name="P29"><text:span text:style-name="T8">vi <text:s/>vj <text:s/>ωij </text:span><text:span text:style-name="T6"><text:s/>- ребро графа с фактической величиной протекающего потока</text:span></text:p>
      <text:p text:style-name="P29"><text:span text:style-name="T6">…</text:span></text:p>
      <text:p text:style-name="P28"><text:span text:style-name="T12">В ответе выходные рёбра отсортируйте в лексикографическом порядке по первой вершине, потом по второй (в ответе должны присутствовать все указанные входные рёбра, даже если поток в них равен 0).</text:span></text:p>
      <text:p text:style-name="P30"/>
      <text:p text:style-name="P15"><text:span text:style-name="T5">Вариант 3</text:span><text:span text:style-name="T3">.</text:span></text:p>
      <text:p text:style-name="P15"><text:span text:style-name="T7">Поиск в глубину. Рекурсивная реализация.</text:span></text:p>
      <text:p text:style-name="P15"><text:span text:style-name="T3">Описание алгоритм</text:span><text:span text:style-name="T5">а</text:span><text:span text:style-name="T3">.</text:span></text:p>
      <text:p text:style-name="P31"><text:span text:style-name="T6">Алгоритм Форда-Фалкерсона запускает поиск в глубину до тех пор, пока путь возможно найти. После находит ребро с минимальной пропускной способностью и уменьшает пропускную способность всех рёбер, содержащихся в этом пути.</text:span></text:p>
      <text:p text:style-name="P31"><text:soft-page-break/><text:span text:style-name="T6">Сложность алгоритма в худшем случае равна:</text:span></text:p>
      <text:p text:style-name="P23"><text:span text:style-name="T6">𝑂(𝐹|𝐸|), где F - максимальный поток, Е - множество дуг</text:span></text:p>
      <text:p text:style-name="P17"/>
      <text:p text:style-name="P18"><text:span text:style-name="T3">Описание структур и функций.</text:span></text:p>
      <text:p text:style-name="P25"><text:span text:style-name="T6">Для представления графа был реализован класс Graph. Этот класс <text:s/>содержит <text:s/>вектор указателей на элементы класса Node.</text:span></text:p>
      <text:p text:style-name="P24"><text:span text:style-name="T6">В классе Graph реализованы следующие методы:</text:span></text:p>
      <text:list xml:id="list475629250" text:style-name="WWNum3">
        <text:list-item>
          <text:p text:style-name="P36"><text:span text:style-name="T6">bool IsThere (char Mark)</text:span><text:span text:style-name="T8"> </text:span><text:span text:style-name="T6">- определяет наличие в графе вершины с заданным именем;</text:span></text:p>
        </text:list-item>
        <text:list-item>
          <text:p text:style-name="P39"><text:span text:style-name="T6">bool AppendNode (char Mark) - добавляет новые узлы в граф;</text:span></text:p>
        </text:list-item>
        <text:list-item>
          <text:p text:style-name="P39"><text:span text:style-name="T6">void AppendEdge (char markfir, char marksec, int EdgeWeight, bool fl = false) - для добавления новых дуг в граф;</text:span></text:p>
        </text:list-item>
        <text:list-item>
          <text:p text:style-name="P39"><text:span text:style-name="T6">unsigned int FordFulkerson (char SourceMark, char DrainMark) - реализация алгоритма поиска максимального потока в графе;</text:span></text:p>
        </text:list-item>
        <text:list-item>
          <text:p text:style-name="P39"><text:span text:style-name="T6">bool DFS (Node * actual, char DrainMark, vector &lt; pair &lt; Node *, edge &gt;&gt; &amp;way) - обход графа в глубину;</text:span></text:p>
        </text:list-item>
        <text:list-item>
          <text:p text:style-name="P39"><text:span text:style-name="T6">void SortMark () для упорядочивания в лексикографическом порядке;</text:span></text:p>
        </text:list-item>
        <text:list-item>
          <text:p text:style-name="P42"><text:span text:style-name="T6">friend ostream &amp; operator &lt;&lt; (ostream &amp; out, const Graph &amp; graph) для вывода графа.</text:span></text:p>
        </text:list-item>
      </text:list>
      <text:p text:style-name="P32"/>
      <text:p text:style-name="P25"><text:span text:style-name="T6">Класс Node содержит поля:</text:span></text:p>
      <text:list xml:id="list2598941437" text:style-name="WWNum2">
        <text:list-item>
          <text:p text:style-name="P37"><text:span text:style-name="T6">mark - хранение имени узла;</text:span></text:p>
        </text:list-item>
        <text:list-item>
          <text:p text:style-name="P40"><text:span text:style-name="T6">SetOfEdges - вектор инцидентных рёбер данной вершины;</text:span></text:p>
        </text:list-item>
        <text:list-item>
          <text:p text:style-name="P43"><text:span text:style-name="T6">attend - хранит информацию о посещении вершины;</text:span></text:p>
        </text:list-item>
      </text:list>
      <text:p text:style-name="P33"><text:span text:style-name="T6">В классе Node реализованы следующие методы:</text:span></text:p>
      <text:list xml:id="list1584416695" text:style-name="WWNum1">
        <text:list-item>
          <text:p text:style-name="P38"><text:span text:style-name="T6">char Mark () const - возвращает имя данного узла;</text:span></text:p>
        </text:list-item>
        <text:list-item>
          <text:p text:style-name="P41"><text:span text:style-name="T6">void AppendEdge (Node * node, unsigned int EdgeWeight, bool fl = false) - <text:s/>для добавления инцидентных рёбер в вектор SetOfEdges;</text:span></text:p>
        </text:list-item>
        <text:list-item>
          <text:p text:style-name="P41"><text:soft-page-break/><text:span text:style-name="T6"><text:s/>vector &lt; edge &gt; edges ()const - возвращает вектор SetOfEdges;</text:span></text:p>
        </text:list-item>
        <text:list-item>
          <text:p text:style-name="P41"><text:span text:style-name="T6"><text:s/>bool IsAttend () const - определяет, была ли вершина посещена ранее;</text:span></text:p>
        </text:list-item>
        <text:list-item>
          <text:p text:style-name="P41"><text:span text:style-name="T6">void Attend (bool visit) - изменяет статус просмотренности вершины;</text:span></text:p>
        </text:list-item>
        <text:list-item>
          <text:p text:style-name="P41"><text:span text:style-name="T6">void SortRealandMark () - сортирует вектор SetOfEdges по фиктивности ребра и имени конечной вершины;</text:span></text:p>
        </text:list-item>
        <text:list-item>
          <text:p text:style-name="P41"><text:span text:style-name="T6">void SortMark () - сортирует вектор SetOfEdges по имени конечной<text:line-break/>вершины;</text:span></text:p>
        </text:list-item>
        <text:list-item>
          <text:p text:style-name="P41"><text:span text:style-name="T6">bool CutBandwidth (edge ActualEdge, unsigned int stream) - уменьшает вес ребра;</text:span></text:p>
        </text:list-item>
        <text:list-item>
          <text:p text:style-name="P41"><text:span text:style-name="T6">bool EnhanceBandwidth (Node * node, unsigned int stream) - увеличивает вес ребра;</text:span></text:p>
        </text:list-item>
        <text:list-item>
          <text:p text:style-name="P44"><text:span text:style-name="T6">friend ostream &amp; operator &lt;&lt; (ostream &amp; out, const Node * node) <text:s/>- вывод вершины.</text:span></text:p>
        </text:list-item>
      </text:list>
      <text:p text:style-name="P19"><text:span text:style-name="T5"><text:tab/><text:tab/></text:span><text:span text:style-name="T3">Тестирование.</text:span></text:p>
      <text:p text:style-name="P34"><text:span text:style-name="T6">Таблица 1 - результаты тестирования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<text:span text:style-name="T6">Тест</text:span></text:p>
          </table:table-cell>
          <table:table-cell table:style-name="Table2.A1" office:value-type="string">
            <text:p text:style-name="P12"><text:span text:style-name="T6">Входные данные </text:span></text:p>
          </table:table-cell>
          <table:table-cell table:style-name="Table2.A1" office:value-type="string">
            <text:p text:style-name="P12"><text:span text:style-name="T6">результат работы алгоритма</text:span></text:p>
          </table:table-cell>
        </table:table-row>
        <table:table-row table:style-name="Table2.1">
          <table:table-cell table:style-name="Table2.A2" office:value-type="string">
            <text:p text:style-name="P45"><text:span text:style-name="T6">№1</text:span></text:p>
          </table:table-cell>
          <table:table-cell table:style-name="Table2.B2" office:value-type="string">
            <text:p text:style-name="P45"><text:span text:style-name="T6">7</text:span></text:p>
            <text:p text:style-name="P45"><text:span text:style-name="T6">a</text:span></text:p>
            <text:p text:style-name="P45"><text:span text:style-name="T6">f</text:span></text:p>
            <text:p text:style-name="P45"><text:span text:style-name="T6">a b 7</text:span></text:p>
            <text:p text:style-name="P45"><text:span text:style-name="T6">a c 6</text:span></text:p>
            <text:p text:style-name="P45"><text:span text:style-name="T6">b d 6</text:span></text:p>
            <text:p text:style-name="P45"><text:span text:style-name="T6">c f 9</text:span></text:p>
            <text:p text:style-name="P45"><text:span text:style-name="T6">d e 3</text:span></text:p>
            <text:p text:style-name="P45"><text:span text:style-name="T6">d f 4</text:span></text:p>
            <text:p text:style-name="P46"><text:span text:style-name="T6">e c 2</text:span></text:p>
          </table:table-cell>
          <table:table-cell table:style-name="Table2.A1" office:value-type="string">
            <text:p text:style-name="P45"><text:span text:style-name="T6">12</text:span></text:p>
            <text:p text:style-name="P45"><text:span text:style-name="T6">a b 6</text:span></text:p>
            <text:p text:style-name="P45"><text:span text:style-name="T6">a c 6</text:span></text:p>
            <text:p text:style-name="P45"><text:span text:style-name="T6">b d 6</text:span></text:p>
            <text:p text:style-name="P45"><text:span text:style-name="T6">c f 8</text:span></text:p>
            <text:p text:style-name="P45"><text:span text:style-name="T6">d e 2</text:span></text:p>
            <text:p text:style-name="P45"><text:span text:style-name="T6">d f 4</text:span></text:p>
            <text:p text:style-name="P45"><text:span text:style-name="T6">e c 2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13">№2</text:span></text:p>
          </table:table-cell>
          <table:table-cell table:style-name="Table2.A1" office:value-type="string">
            <text:p text:style-name="P35"><text:span text:style-name="T6">9<text:line-break/>a<text:line-break/>d<text:line-break/>a b 8<text:line-break/>b c 10<text:line-break/>c d 10<text:line-break/>h c 10<text:line-break/>e f 8<text:line-break/>g h 11<text:line-break/>b e 8<text:line-break/>a g 10<text:line-break/>f d 8</text:span></text:p>
            <text:p text:style-name="P13"/>
          </table:table-cell>
          <table:table-cell table:style-name="Table2.A1" office:value-type="string">
            <text:p text:style-name="P12"><text:span text:style-name="T6">18</text:span></text:p>
            <text:p text:style-name="P12"><text:span text:style-name="T6">a b 8</text:span></text:p>
            <text:p text:style-name="P12"><text:span text:style-name="T6">a g 10</text:span></text:p>
            <text:p text:style-name="P12"><text:span text:style-name="T6">b c 0</text:span></text:p>
            <text:p text:style-name="P12"><text:span text:style-name="T6">b e 8</text:span></text:p>
            <text:p text:style-name="P12"><text:span text:style-name="T6">c d 10</text:span></text:p>
            <text:p text:style-name="P12"><text:span text:style-name="T6">e f 8</text:span></text:p>
            <text:p text:style-name="P12"><text:span text:style-name="T6">f d 8</text:span></text:p>
            <text:p text:style-name="P12"><text:span text:style-name="T6">g h 10</text:span></text:p>
            <text:p text:style-name="P12"><text:span text:style-name="T6">h c 10</text:span></text:p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2"><text:span text:style-name="T13">№3</text:span></text:p>
          </table:table-cell>
          <table:table-cell table:style-name="Table2.A1" office:value-type="string">
            <text:p text:style-name="P12"><text:span text:style-name="T6">16</text:span></text:p>
            <text:p text:style-name="P12"><text:span text:style-name="T6">a</text:span></text:p>
            <text:p text:style-name="P12"><text:span text:style-name="T6">e</text:span></text:p>
            <text:p text:style-name="P12"><text:span text:style-name="T6">a b 20</text:span></text:p>
            <text:p text:style-name="P12"><text:span text:style-name="T6">b a 20</text:span></text:p>
            <text:p text:style-name="P12"><text:span text:style-name="T6">a d 10</text:span></text:p>
            <text:p text:style-name="P12"><text:span text:style-name="T6">d a 10</text:span></text:p>
            <text:p text:style-name="P12"><text:span text:style-name="T6">a c 30</text:span></text:p>
            <text:p text:style-name="P12"><text:span text:style-name="T6">c a 30</text:span></text:p>
            <text:p text:style-name="P12"><text:span text:style-name="T6">b c 40</text:span></text:p>
            <text:p text:style-name="P12"><text:span text:style-name="T6">c b 40</text:span></text:p>
            <text:p text:style-name="P12"><text:span text:style-name="T6">c d 10</text:span></text:p>
            <text:p text:style-name="P12"><text:span text:style-name="T6">d c 10</text:span></text:p>
            <text:p text:style-name="P12"><text:span text:style-name="T6">c e 20</text:span></text:p>
            <text:p text:style-name="P12"><text:span text:style-name="T6">e c 20</text:span></text:p>
            <text:p text:style-name="P12"><text:span text:style-name="T6">b e 30</text:span></text:p>
            <text:p text:style-name="P12"><text:span text:style-name="T6">e b 30</text:span></text:p>
            <text:p text:style-name="P12"><text:span text:style-name="T6">d e 10</text:span></text:p>
            <text:p text:style-name="P12"><text:span text:style-name="T6">e d 10</text:span></text:p>
          </table:table-cell>
          <table:table-cell table:style-name="Table2.A1" office:value-type="string">
            <text:p text:style-name="P12"><text:span text:style-name="T6">60</text:span></text:p>
            <text:p text:style-name="P12"><text:span text:style-name="T6">a b 20</text:span></text:p>
            <text:p text:style-name="P12"><text:span text:style-name="T6">a c 30</text:span></text:p>
            <text:p text:style-name="P12"><text:span text:style-name="T6">a d 10</text:span></text:p>
            <text:p text:style-name="P12"><text:span text:style-name="T6">b a 0</text:span></text:p>
            <text:p text:style-name="P12"><text:span text:style-name="T6">b c 0</text:span></text:p>
            <text:p text:style-name="P12"><text:span text:style-name="T6">b e 30</text:span></text:p>
            <text:p text:style-name="P12"><text:span text:style-name="T6">c a 0</text:span></text:p>
            <text:p text:style-name="P12"><text:span text:style-name="T6">c b 10</text:span></text:p>
            <text:p text:style-name="P12"><text:span text:style-name="T6">c d 0</text:span></text:p>
            <text:p text:style-name="P12"><text:span text:style-name="T6">c e 20</text:span></text:p>
            <text:p text:style-name="P12"><text:span text:style-name="T6">d a 0</text:span></text:p>
            <text:p text:style-name="P12"><text:span text:style-name="T6">d c 0</text:span></text:p>
            <text:p text:style-name="P12"><text:span text:style-name="T6">d e 10</text:span></text:p>
            <text:p text:style-name="P12"><text:span text:style-name="T6">e b 0</text:span></text:p>
            <text:p text:style-name="P12"><text:span text:style-name="T6">e c 0</text:span></text:p>
            <text:p text:style-name="P12"><text:span text:style-name="T6">e d 0</text:span></text:p>
            <text:p text:style-name="P13"/>
          </table:table-cell>
        </table:table-row>
      </table:table>
      <text:p text:style-name="P10"/>
      <text:p text:style-name="P16"><text:span text:style-name="T3">Вывод.<text:tab/></text:span></text:p>
      <text:p text:style-name="P47"><text:span text:style-name="T6">В ходе работы было изучено понятие потока, а также алгоритм Форда-Фалкерсона для поиска максимального потока в сети. Алгоритм был рекурсивно реализован с использованием обхода в глубину.</text:span></text:p>
      <text:p text:style-name="P48"/>
      <text:p text:style-name="P52"><text:span text:style-name="T3">ПРИЛОЖЕНИЕ А</text:span></text:p>
      <text:p text:style-name="P9"><text:span text:style-name="T3">Исходный код программы </text:span></text:p>
      <text:p text:style-name="P7"/>
      <text:p text:style-name="P49"><text:span text:style-name="T4">Название файла: lb</text:span><text:span text:style-name="T6">3</text:span><text:span text:style-name="T4">.</text:span><text:span text:style-name="T6">cpp</text:span></text:p>
      <text:p text:style-name="P50"><text:span text:style-name="T6">#include &lt;iostream&gt;</text:span></text:p>
      <text:p text:style-name="P50"><text:span text:style-name="T6">#include &lt;vector&gt;</text:span></text:p>
      <text:p text:style-name="P50"><text:span text:style-name="T6">#include &lt;tuple&gt;</text:span></text:p>
      <text:p text:style-name="P50"><text:span text:style-name="T6">#include &lt;algorithm&gt;</text:span></text:p>
      <text:p text:style-name="P51"/>
      <text:p text:style-name="P50"><text:span text:style-name="T6">using namespace std;</text:span></text:p>
      <text:p text:style-name="P51"/>
      <text:p text:style-name="P50"><text:span text:style-name="T6">class Node;</text:span></text:p>
      <text:p text:style-name="P50"><text:span text:style-name="T6">using Bandwidth = pair &lt; unsigned int, unsigned int &gt;;</text:span></text:p>
      <text:p text:style-name="P50"><text:span text:style-name="T6">using edge = tuple &lt; Node *, Bandwidth, bool &gt;;</text:span></text:p>
      <text:p text:style-name="P51"/>
      <text:p text:style-name="P50"><text:span text:style-name="T6">class Node</text:span></text:p>
      <text:p text:style-name="P50"><text:span text:style-name="T6">{</text:span></text:p>
      <text:p text:style-name="P50"><text:span text:style-name="T6">public:</text:span></text:p>
      <text:p text:style-name="P50"><text:span text:style-name="T6"><text:s text:c="2"/>Node (char Mark):mark (Mark)</text:span></text:p>
      <text:p text:style-name="P50"><text:span text:style-name="T6"><text:s text:c="2"/>{</text:span></text:p>
      <text:p text:style-name="P50"><text:span text:style-name="T6"><text:s text:c="4"/>this-&gt;attend = false;</text:span></text:p>
      <text:p text:style-name="P50"><text:soft-page-break/><text:span text:style-name="T6"><text:s text:c="2"/>}</text:span></text:p>
      <text:p text:style-name="P51"/>
      <text:p text:style-name="P50"><text:span text:style-name="T6"><text:s text:c="2"/>char Mark () const</text:span></text:p>
      <text:p text:style-name="P50"><text:span text:style-name="T6"><text:s text:c="2"/>{</text:span></text:p>
      <text:p text:style-name="P50"><text:span text:style-name="T6"><text:s text:c="4"/>return this-&gt;mark;</text:span></text:p>
      <text:p text:style-name="P50"><text:span text:style-name="T6"><text:s text:c="2"/>}</text:span></text:p>
      <text:p text:style-name="P51"/>
      <text:p text:style-name="P50"><text:span text:style-name="T6"><text:s text:c="2"/>void AppendEdge (Node * node, unsigned int EdgeWeight, bool fl = false)</text:span></text:p>
      <text:p text:style-name="P50"><text:span text:style-name="T6"><text:s text:c="2"/>{</text:span></text:p>
      <text:p text:style-name="P50"><text:span text:style-name="T6"><text:s text:c="2"/>for (auto &amp; edge:this-&gt;SetOfEdges)</text:span></text:p>
      <text:p text:style-name="P50"><text:span text:style-name="T6"><text:s text:c="6"/>if (get &lt; Node * &gt;(edge)-&gt;Mark () == node-&gt;Mark ()</text:span></text:p>
      <text:p text:style-name="P50"><text:span text:style-name="T6"><text:tab/> <text:s/>&amp;&amp; get &lt; bool &gt; (edge) == fl)</text:span></text:p>
      <text:p text:style-name="P50"><text:span text:style-name="T6"><text:tab/>{</text:span></text:p>
      <text:p text:style-name="P50"><text:span text:style-name="T6"><text:tab/> <text:s/>get &lt; Bandwidth &gt; (edge).second += EdgeWeight;</text:span></text:p>
      <text:p text:style-name="P50"><text:span text:style-name="T6"><text:tab/> <text:s/>return;</text:span></text:p>
      <text:p text:style-name="P50"><text:span text:style-name="T6"><text:tab/>}</text:span></text:p>
      <text:p text:style-name="P50"><text:span text:style-name="T6"><text:s text:c="4"/>this-&gt;SetOfEdges.emplace_back (node, make_pair (0, EdgeWeight), fl);</text:span></text:p>
      <text:p text:style-name="P50"><text:span text:style-name="T6"><text:s text:c="2"/>}</text:span></text:p>
      <text:p text:style-name="P51"/>
      <text:p text:style-name="P50"><text:span text:style-name="T6"><text:s text:c="2"/>vector &lt; edge &gt; edges ()const</text:span></text:p>
      <text:p text:style-name="P50"><text:span text:style-name="T6"><text:s text:c="2"/>{</text:span></text:p>
      <text:p text:style-name="P50"><text:soft-page-break/><text:span text:style-name="T6"><text:s text:c="4"/>return this-&gt;SetOfEdges;</text:span></text:p>
      <text:p text:style-name="P50"><text:span text:style-name="T6"><text:s text:c="2"/>}</text:span></text:p>
      <text:p text:style-name="P51"/>
      <text:p text:style-name="P50"><text:span text:style-name="T6"><text:s text:c="2"/>bool IsAttend () const</text:span></text:p>
      <text:p text:style-name="P50"><text:span text:style-name="T6"><text:s text:c="2"/>{</text:span></text:p>
      <text:p text:style-name="P50"><text:span text:style-name="T6"><text:s text:c="4"/>return this-&gt;attend;</text:span></text:p>
      <text:p text:style-name="P50"><text:span text:style-name="T6"><text:s text:c="2"/>}</text:span></text:p>
      <text:p text:style-name="P51"/>
      <text:p text:style-name="P50"><text:span text:style-name="T6"><text:s text:c="2"/>void Attend (bool visit)</text:span></text:p>
      <text:p text:style-name="P50"><text:span text:style-name="T6"><text:s text:c="2"/>{</text:span></text:p>
      <text:p text:style-name="P50"><text:span text:style-name="T6"><text:s text:c="4"/>this-&gt;attend = visit;</text:span></text:p>
      <text:p text:style-name="P50"><text:span text:style-name="T6"><text:s text:c="2"/>}</text:span></text:p>
      <text:p text:style-name="P51"/>
      <text:p text:style-name="P50"><text:span text:style-name="T6"><text:s text:c="2"/>void SortRealandMark ()</text:span></text:p>
      <text:p text:style-name="P50"><text:span text:style-name="T6"><text:s text:c="2"/>{</text:span></text:p>
      <text:p text:style-name="P50"><text:span text:style-name="T6"><text:s text:c="4"/>sort (this-&gt;SetOfEdges.begin (), this-&gt;SetOfEdges.end (),</text:span></text:p>
      <text:p text:style-name="P50"><text:span text:style-name="T6"><text:tab/> <text:s/>[](edge edfir, edge edsec)</text:span></text:p>
      <text:p text:style-name="P50"><text:span text:style-name="T6"><text:tab/> <text:s/>{</text:span></text:p>
      <text:p text:style-name="P50"><text:span text:style-name="T6"><text:tab/> <text:s/>if (get &lt; Node * &gt;(edfir)-&gt;Mark () == get &lt;</text:span></text:p>
      <text:p text:style-name="P50"><text:span text:style-name="T6"><text:tab/> <text:s text:c="5"/>Node * &gt;(edsec)-&gt;Mark ())return get &lt; bool &gt; (edfir);</text:span></text:p>
      <text:p text:style-name="P50"><text:span text:style-name="T6"><text:tab/> <text:s/>else</text:span></text:p>
      <text:p text:style-name="P50"><text:soft-page-break/><text:span text:style-name="T6"><text:tab/> <text:s/>return get &lt; Node * &gt;(edfir)-&gt;Mark () &lt; get &lt;</text:span></text:p>
      <text:p text:style-name="P50"><text:span text:style-name="T6"><text:tab/> <text:s/>Node * &gt;(edsec)-&gt;Mark ();}</text:span></text:p>
      <text:p text:style-name="P50"><text:span text:style-name="T6"><text:s text:c="4"/>);</text:span></text:p>
      <text:p text:style-name="P50"><text:span text:style-name="T6"><text:s text:c="2"/>}</text:span></text:p>
      <text:p text:style-name="P51"/>
      <text:p text:style-name="P50"><text:span text:style-name="T6"><text:s text:c="2"/>void SortMark ()</text:span></text:p>
      <text:p text:style-name="P50"><text:span text:style-name="T6"><text:s text:c="2"/>{</text:span></text:p>
      <text:p text:style-name="P50"><text:span text:style-name="T6"><text:s text:c="4"/>sort (this-&gt;SetOfEdges.begin (), this-&gt;SetOfEdges.end (),</text:span></text:p>
      <text:p text:style-name="P50"><text:span text:style-name="T6"><text:tab/> <text:s/>[](edge edfir, edge edsec)</text:span></text:p>
      <text:p text:style-name="P50"><text:span text:style-name="T6"><text:tab/> <text:s/>{</text:span></text:p>
      <text:p text:style-name="P50"><text:span text:style-name="T6"><text:tab/> <text:s/>return get &lt; Node * &gt;(edfir)-&gt;Mark () &lt; get &lt;</text:span></text:p>
      <text:p text:style-name="P50"><text:span text:style-name="T6"><text:tab/> <text:s/>Node * &gt;(edsec)-&gt;Mark ();}</text:span></text:p>
      <text:p text:style-name="P50"><text:span text:style-name="T6"><text:s text:c="4"/>);</text:span></text:p>
      <text:p text:style-name="P50"><text:span text:style-name="T6"><text:s text:c="2"/>}</text:span></text:p>
      <text:p text:style-name="P51"/>
      <text:p text:style-name="P50"><text:span text:style-name="T6"><text:s text:c="2"/>bool CutBandwidth (edge ActualEdge, unsigned int stream)</text:span></text:p>
      <text:p text:style-name="P50"><text:span text:style-name="T6"><text:s text:c="2"/>{</text:span></text:p>
      <text:p text:style-name="P50"><text:span text:style-name="T6"><text:s text:c="4"/>if (get &lt; Bandwidth &gt; (ActualEdge).second - get &lt; Bandwidth &gt;</text:span></text:p>
      <text:p text:style-name="P50"><text:span text:style-name="T6"><text:tab/>(ActualEdge).first &lt; stream)</text:span></text:p>
      <text:p text:style-name="P50"><text:span text:style-name="T6"><text:s text:c="6"/>return false;</text:span></text:p>
      <text:p text:style-name="P51"/>
      <text:p text:style-name="P50"><text:soft-page-break/><text:span text:style-name="T6"><text:s text:c="4"/>if (get &lt; bool &gt; (ActualEdge))</text:span></text:p>
      <text:p text:style-name="P50"><text:span text:style-name="T6"><text:s text:c="6"/>{</text:span></text:p>
      <text:p text:style-name="P50"><text:span text:style-name="T6"><text:s text:c="6"/>for (auto &amp; edge:this-&gt;SetOfEdges)</text:span></text:p>
      <text:p text:style-name="P50"><text:span text:style-name="T6"><text:tab/> <text:s/>if (get &lt; Node * &gt;(edge)-&gt;Mark () == get &lt;</text:span></text:p>
      <text:p text:style-name="P50"><text:span text:style-name="T6"><text:tab/> <text:s text:c="5"/>Node * &gt;(ActualEdge)-&gt;Mark ()</text:span></text:p>
      <text:p text:style-name="P50"><text:span text:style-name="T6"><text:tab/> <text:s text:c="5"/>&amp;&amp; get &lt; bool &gt; (edge) == get &lt; bool &gt; (ActualEdge))</text:span></text:p>
      <text:p text:style-name="P50"><text:span text:style-name="T6"><text:tab/> <text:s text:c="3"/>{</text:span></text:p>
      <text:p text:style-name="P50"><text:span text:style-name="T6"><text:tab/> <text:s text:c="5"/>get &lt; Bandwidth &gt; (edge).second -= stream;</text:span></text:p>
      <text:p text:style-name="P50"><text:span text:style-name="T6"><text:tab/> <text:s text:c="5"/>break;</text:span></text:p>
      <text:p text:style-name="P50"><text:span text:style-name="T6"><text:tab/> <text:s text:c="3"/>}</text:span></text:p>
      <text:p text:style-name="P50"><text:span text:style-name="T6"><text:tab/>if (get &lt; Node * &gt;(ActualEdge)-&gt;EnhanceBandwidth (this, stream))</text:span></text:p>
      <text:p text:style-name="P50"><text:span text:style-name="T6"><text:tab/> <text:s/>return true;</text:span></text:p>
      <text:p text:style-name="P50"><text:span text:style-name="T6"><text:s text:c="6"/>for (auto &amp; edge:this-&gt;SetOfEdges)</text:span></text:p>
      <text:p text:style-name="P50"><text:span text:style-name="T6"><text:tab/> <text:s/>if (get &lt; Node * &gt;(edge)-&gt;Mark () == get &lt;</text:span></text:p>
      <text:p text:style-name="P50"><text:span text:style-name="T6"><text:tab/> <text:s text:c="5"/>Node * &gt;(ActualEdge)-&gt;Mark ()</text:span></text:p>
      <text:p text:style-name="P50"><text:span text:style-name="T6"><text:tab/> <text:s text:c="5"/>&amp;&amp; get &lt; bool &gt; (edge) == get &lt; bool &gt; (ActualEdge))</text:span></text:p>
      <text:p text:style-name="P50"><text:span text:style-name="T6"><text:tab/> <text:s text:c="3"/>{</text:span></text:p>
      <text:p text:style-name="P50"><text:span text:style-name="T6"><text:tab/> <text:s text:c="5"/>get &lt; Bandwidth &gt; (edge).second += stream;</text:span></text:p>
      <text:p text:style-name="P50"><text:span text:style-name="T6"><text:tab/> <text:s text:c="5"/>break;</text:span></text:p>
      <text:p text:style-name="P50"><text:span text:style-name="T6"><text:tab/> <text:s text:c="3"/>}</text:span></text:p>
      <text:p text:style-name="P50"><text:span text:style-name="T6"><text:tab/>return false;</text:span></text:p>
      <text:p text:style-name="P50"><text:soft-page-break/><text:span text:style-name="T6"><text:s text:c="6"/>}</text:span></text:p>
      <text:p text:style-name="P50"><text:span text:style-name="T6"><text:s text:c="4"/>else</text:span></text:p>
      <text:p text:style-name="P50"><text:span text:style-name="T6"><text:s text:c="6"/>{</text:span></text:p>
      <text:p text:style-name="P50"><text:span text:style-name="T6"><text:s text:c="6"/>for (auto &amp; edge:this-&gt;SetOfEdges)</text:span></text:p>
      <text:p text:style-name="P50"><text:span text:style-name="T6"><text:tab/> <text:s/>if (get &lt; Node * &gt;(edge)-&gt;Mark () == get &lt;</text:span></text:p>
      <text:p text:style-name="P50"><text:span text:style-name="T6"><text:tab/> <text:s text:c="5"/>Node * &gt;(ActualEdge)-&gt;Mark ()</text:span></text:p>
      <text:p text:style-name="P50"><text:span text:style-name="T6"><text:tab/> <text:s text:c="5"/>&amp;&amp; get &lt; bool &gt; (edge) == get &lt; bool &gt; (ActualEdge))</text:span></text:p>
      <text:p text:style-name="P50"><text:span text:style-name="T6"><text:tab/> <text:s text:c="3"/>{</text:span></text:p>
      <text:p text:style-name="P50"><text:span text:style-name="T6"><text:tab/> <text:s text:c="5"/>get &lt; Bandwidth &gt; (edge).first += stream;</text:span></text:p>
      <text:p text:style-name="P50"><text:span text:style-name="T6"><text:tab/> <text:s text:c="5"/>break;</text:span></text:p>
      <text:p text:style-name="P50"><text:span text:style-name="T6"><text:tab/> <text:s text:c="3"/>}</text:span></text:p>
      <text:p text:style-name="P50"><text:span text:style-name="T6"><text:tab/>get &lt; Node * &gt;(ActualEdge)-&gt;AppendEdge (this, stream, true);</text:span></text:p>
      <text:p text:style-name="P50"><text:span text:style-name="T6"><text:tab/>return true;</text:span></text:p>
      <text:p text:style-name="P50"><text:span text:style-name="T6"><text:s text:c="6"/>}</text:span></text:p>
      <text:p text:style-name="P50"><text:span text:style-name="T6"><text:s text:c="4"/>return false;</text:span></text:p>
      <text:p text:style-name="P50"><text:span text:style-name="T6"><text:s text:c="2"/>}</text:span></text:p>
      <text:p text:style-name="P51"/>
      <text:p text:style-name="P50"><text:span text:style-name="T6"><text:s text:c="2"/>friend ostream &amp; operator &lt;&lt; (ostream &amp; out, const Node * node)</text:span></text:p>
      <text:p text:style-name="P50"><text:span text:style-name="T6"><text:s text:c="2"/>{</text:span></text:p>
      <text:p text:style-name="P50"><text:span text:style-name="T6"><text:s text:c="2"/>for (auto &amp; edge:node-&gt;SetOfEdges)</text:span></text:p>
      <text:p text:style-name="P50"><text:span text:style-name="T6"><text:s text:c="6"/>if (!get &lt; bool &gt; (edge))</text:span></text:p>
      <text:p text:style-name="P50"><text:soft-page-break/><text:span text:style-name="T6"><text:tab/>out &lt;&lt; node-&gt;Mark () &lt;&lt; ' ' &lt;&lt; get &lt;</text:span></text:p>
      <text:p text:style-name="P50"><text:span text:style-name="T6"><text:tab/> <text:s/>Node * &gt;(edge)-&gt;Mark () &lt;&lt; ' ' &lt;&lt; get &lt; Bandwidth &gt;</text:span></text:p>
      <text:p text:style-name="P50"><text:span text:style-name="T6"><text:tab/> <text:s/>(edge).first &lt;&lt; '\n';</text:span></text:p>
      <text:p text:style-name="P50"><text:span text:style-name="T6"><text:s text:c="4"/>return out;</text:span></text:p>
      <text:p text:style-name="P50"><text:span text:style-name="T6"><text:s text:c="2"/>}</text:span></text:p>
      <text:p text:style-name="P51"/>
      <text:p text:style-name="P50"><text:span text:style-name="T6">protected:</text:span></text:p>
      <text:p text:style-name="P50"><text:span text:style-name="T6"><text:s text:c="2"/>bool EnhanceBandwidth (Node * node, unsigned int stream)</text:span></text:p>
      <text:p text:style-name="P50"><text:span text:style-name="T6"><text:s text:c="2"/>{</text:span></text:p>
      <text:p text:style-name="P50"><text:span text:style-name="T6"><text:s text:c="2"/>for (auto &amp; edge:this-&gt;SetOfEdges)</text:span></text:p>
      <text:p text:style-name="P50"><text:span text:style-name="T6"><text:s text:c="6"/>if (get &lt; Node * &gt;(edge)-&gt;Mark () == node-&gt;Mark ()</text:span></text:p>
      <text:p text:style-name="P50"><text:span text:style-name="T6"><text:tab/> <text:s/>&amp;&amp; !get &lt; bool &gt; (edge))</text:span></text:p>
      <text:p text:style-name="P50"><text:span text:style-name="T6"><text:tab/>{</text:span></text:p>
      <text:p text:style-name="P50"><text:span text:style-name="T6"><text:tab/> <text:s/>get &lt; Bandwidth &gt; (edge).first -= stream;</text:span></text:p>
      <text:p text:style-name="P50"><text:span text:style-name="T6"><text:tab/> <text:s/>return true;</text:span></text:p>
      <text:p text:style-name="P50"><text:span text:style-name="T6"><text:tab/>}</text:span></text:p>
      <text:p text:style-name="P50"><text:span text:style-name="T6"><text:s text:c="4"/>return false;</text:span></text:p>
      <text:p text:style-name="P50"><text:span text:style-name="T6"><text:s text:c="2"/>}</text:span></text:p>
      <text:p text:style-name="P51"/>
      <text:p text:style-name="P50"><text:span text:style-name="T6">private:</text:span></text:p>
      <text:p text:style-name="P50"><text:span text:style-name="T6"><text:s text:c="2"/>char mark;</text:span></text:p>
      <text:p text:style-name="P50"><text:soft-page-break/><text:span text:style-name="T6"><text:s text:c="2"/>vector &lt; edge &gt; SetOfEdges;</text:span></text:p>
      <text:p text:style-name="P50"><text:span text:style-name="T6"><text:s text:c="2"/>bool attend;</text:span></text:p>
      <text:p text:style-name="P51"/>
      <text:p text:style-name="P50"><text:span text:style-name="T6">};</text:span></text:p>
      <text:p text:style-name="P51"/>
      <text:p text:style-name="P50"><text:span text:style-name="T6">class Graph</text:span></text:p>
      <text:p text:style-name="P50"><text:span text:style-name="T6">{</text:span></text:p>
      <text:p text:style-name="P50"><text:span text:style-name="T6">public:</text:span></text:p>
      <text:p text:style-name="P50"><text:span text:style-name="T6"><text:s text:c="2"/>Graph () = default;</text:span></text:p>
      <text:p text:style-name="P51"/>
      <text:p text:style-name="P50"><text:span text:style-name="T6"><text:s text:c="2"/>~Graph ()</text:span></text:p>
      <text:p text:style-name="P50"><text:span text:style-name="T6"><text:s text:c="2"/>{</text:span></text:p>
      <text:p text:style-name="P50"><text:span text:style-name="T6"><text:s text:c="2"/>for (auto &amp; node:this-&gt;SetOfNodes)</text:span></text:p>
      <text:p text:style-name="P50"><text:span text:style-name="T6"><text:s text:c="6"/>delete node;</text:span></text:p>
      <text:p text:style-name="P50"><text:span text:style-name="T6"><text:s text:c="2"/>}</text:span></text:p>
      <text:p text:style-name="P51"/>
      <text:p text:style-name="P50"><text:span text:style-name="T6"><text:s text:c="2"/>bool IsThere (char Mark)</text:span></text:p>
      <text:p text:style-name="P50"><text:span text:style-name="T6"><text:s text:c="2"/>{</text:span></text:p>
      <text:p text:style-name="P50"><text:span text:style-name="T6"><text:s text:c="2"/>for (auto &amp; node:this-&gt;SetOfNodes)</text:span></text:p>
      <text:p text:style-name="P50"><text:span text:style-name="T6"><text:s text:c="6"/>if (node-&gt;Mark () == Mark)</text:span></text:p>
      <text:p text:style-name="P50"><text:span text:style-name="T6"><text:tab/>return true;</text:span></text:p>
      <text:p text:style-name="P50"><text:soft-page-break/><text:span text:style-name="T6"><text:s text:c="4"/>return false;</text:span></text:p>
      <text:p text:style-name="P50"><text:span text:style-name="T6"><text:s text:c="2"/>}</text:span></text:p>
      <text:p text:style-name="P51"/>
      <text:p text:style-name="P50"><text:span text:style-name="T6"><text:s text:c="2"/>bool AppendNode (char Mark)</text:span></text:p>
      <text:p text:style-name="P50"><text:span text:style-name="T6"><text:s text:c="2"/>{</text:span></text:p>
      <text:p text:style-name="P50"><text:span text:style-name="T6"><text:s text:c="4"/>if (!this-&gt;IsThere (Mark))</text:span></text:p>
      <text:p text:style-name="P50"><text:span text:style-name="T6"><text:s text:c="6"/>this-&gt;SetOfNodes.push_back (new Node (Mark));</text:span></text:p>
      <text:p text:style-name="P50"><text:span text:style-name="T6"><text:s text:c="4"/>else</text:span></text:p>
      <text:p text:style-name="P50"><text:span text:style-name="T6"><text:s text:c="6"/>return false;</text:span></text:p>
      <text:p text:style-name="P50"><text:span text:style-name="T6"><text:s text:c="4"/>return true;</text:span></text:p>
      <text:p text:style-name="P50"><text:span text:style-name="T6"><text:s text:c="2"/>}</text:span></text:p>
      <text:p text:style-name="P51"/>
      <text:p text:style-name="P50"><text:span text:style-name="T6"><text:s text:c="2"/>void AppendEdge (char markfir, char marksec, int EdgeWeight, bool fl =</text:span></text:p>
      <text:p text:style-name="P50"><text:span text:style-name="T6"><text:tab/><text:tab/> <text:s text:c="2"/>false)</text:span></text:p>
      <text:p text:style-name="P50"><text:span text:style-name="T6"><text:s text:c="2"/>{</text:span></text:p>
      <text:p text:style-name="P50"><text:span text:style-name="T6"><text:s text:c="4"/>if (markfir == marksec)</text:span></text:p>
      <text:p text:style-name="P50"><text:span text:style-name="T6"><text:s text:c="6"/>return;</text:span></text:p>
      <text:p text:style-name="P50"><text:span text:style-name="T6"><text:s text:c="4"/>Node *nodefir, *nodesec;</text:span></text:p>
      <text:p text:style-name="P50"><text:span text:style-name="T6"><text:s text:c="2"/>for (auto &amp; node:this-&gt;SetOfNodes)</text:span></text:p>
      <text:p text:style-name="P50"><text:span text:style-name="T6"><text:s text:c="6"/>{</text:span></text:p>
      <text:p text:style-name="P50"><text:span text:style-name="T6"><text:tab/>if (node-&gt;Mark () == markfir)</text:span></text:p>
      <text:p text:style-name="P50"><text:soft-page-break/><text:span text:style-name="T6"><text:tab/> <text:s/>nodefir = node;</text:span></text:p>
      <text:p text:style-name="P50"><text:span text:style-name="T6"><text:tab/>if (node-&gt;Mark () == marksec)</text:span></text:p>
      <text:p text:style-name="P50"><text:span text:style-name="T6"><text:tab/> <text:s/>nodesec = node;</text:span></text:p>
      <text:p text:style-name="P50"><text:span text:style-name="T6"><text:s text:c="6"/>}</text:span></text:p>
      <text:p text:style-name="P50"><text:span text:style-name="T6"><text:s text:c="4"/>nodefir-&gt;AppendEdge (nodesec, EdgeWeight, fl);</text:span></text:p>
      <text:p text:style-name="P50"><text:span text:style-name="T6"><text:s text:c="2"/>}</text:span></text:p>
      <text:p text:style-name="P51"/>
      <text:p text:style-name="P50"><text:span text:style-name="T6"><text:s text:c="2"/>unsigned int FordFulkerson (char SourceMark, char DrainMark)</text:span></text:p>
      <text:p text:style-name="P50"><text:span text:style-name="T6"><text:s text:c="2"/>{</text:span></text:p>
      <text:p text:style-name="P50"><text:span text:style-name="T6"><text:s text:c="4"/>Node *Source = nullptr, *Drain = nullptr;</text:span></text:p>
      <text:p text:style-name="P50"><text:span text:style-name="T6"><text:s text:c="2"/>for (auto &amp; node:this-&gt;SetOfNodes)</text:span></text:p>
      <text:p text:style-name="P50"><text:span text:style-name="T6"><text:s text:c="6"/>{</text:span></text:p>
      <text:p text:style-name="P50"><text:span text:style-name="T6"><text:tab/>if (node-&gt;Mark () == SourceMark)</text:span></text:p>
      <text:p text:style-name="P50"><text:span text:style-name="T6"><text:tab/> <text:s/>Source = node;</text:span></text:p>
      <text:p text:style-name="P50"><text:span text:style-name="T6"><text:tab/>if (node-&gt;Mark () == DrainMark)</text:span></text:p>
      <text:p text:style-name="P50"><text:span text:style-name="T6"><text:tab/> <text:s/>Drain = node;</text:span></text:p>
      <text:p text:style-name="P50"><text:span text:style-name="T6"><text:s text:c="6"/>}</text:span></text:p>
      <text:p text:style-name="P50"><text:span text:style-name="T6"><text:s text:c="4"/>if (Source == nullptr || Drain == nullptr)</text:span></text:p>
      <text:p text:style-name="P50"><text:span text:style-name="T6"><text:s text:c="6"/>throw "Such element doesnt exist";</text:span></text:p>
      <text:p text:style-name="P50"><text:span text:style-name="T6"><text:s text:c="4"/>vector &lt; pair &lt; Node *, edge &gt;&gt; way;</text:span></text:p>
      <text:p text:style-name="P50"><text:span text:style-name="T6"><text:s text:c="4"/>while (DFS (Source, DrainMark, way))</text:span></text:p>
      <text:p text:style-name="P50"><text:soft-page-break/><text:span text:style-name="T6"><text:s text:c="6"/>{</text:span></text:p>
      <text:p text:style-name="P50"><text:span text:style-name="T6"><text:tab/>unsigned int ActualStream = numeric_limits &lt; unsigned int &gt;::max ();</text:span></text:p>
      <text:p text:style-name="P50"><text:span text:style-name="T6"><text:s text:c="6"/>for (auto &amp; obj:way)</text:span></text:p>
      <text:p text:style-name="P50"><text:span text:style-name="T6"><text:tab/> <text:s/>if (get &lt; Bandwidth &gt; (obj.second).second - get &lt; Bandwidth &gt;</text:span></text:p>
      <text:p text:style-name="P50"><text:span text:style-name="T6"><text:tab/> <text:s text:c="5"/>(obj.second).first &lt; ActualStream)</text:span></text:p>
      <text:p text:style-name="P50"><text:span text:style-name="T6"><text:tab/> <text:s text:c="3"/>ActualStream =</text:span></text:p>
      <text:p text:style-name="P50"><text:span text:style-name="T6"><text:tab/> <text:s text:c="5"/>get &lt; Bandwidth &gt; (obj.second).second - get &lt; Bandwidth &gt;</text:span></text:p>
      <text:p text:style-name="P50"><text:span text:style-name="T6"><text:tab/> <text:s text:c="5"/>(obj.second).first;</text:span></text:p>
      <text:p text:style-name="P50"><text:span text:style-name="T6"><text:s text:c="6"/>for (auto &amp; obj:way)</text:span></text:p>
      <text:p text:style-name="P50"><text:span text:style-name="T6"><text:tab/> <text:s/>obj.first-&gt;CutBandwidth (obj.second, ActualStream);</text:span></text:p>
      <text:p text:style-name="P50"><text:span text:style-name="T6"><text:tab/>way.clear ();</text:span></text:p>
      <text:p text:style-name="P50"><text:span text:style-name="T6"><text:s text:c="6"/>}</text:span></text:p>
      <text:p text:style-name="P50"><text:span text:style-name="T6"><text:s text:c="4"/>int MaxStream = 0;</text:span></text:p>
      <text:p text:style-name="P50"><text:span text:style-name="T6"><text:s text:c="2"/>for (auto &amp; edge:Source-&gt;edges ())</text:span></text:p>
      <text:p text:style-name="P50"><text:span text:style-name="T6"><text:s text:c="6"/>MaxStream += get &lt; Bandwidth &gt; (edge).first;</text:span></text:p>
      <text:p text:style-name="P50"><text:span text:style-name="T6"><text:s text:c="4"/>this-&gt;SortMark ();</text:span></text:p>
      <text:p text:style-name="P50"><text:span text:style-name="T6"><text:s text:c="4"/>return MaxStream;</text:span></text:p>
      <text:p text:style-name="P50"><text:span text:style-name="T6"><text:s text:c="2"/>}</text:span></text:p>
      <text:p text:style-name="P51"/>
      <text:p text:style-name="P50"><text:span text:style-name="T6"><text:s text:c="2"/>friend ostream &amp; operator &lt;&lt; (ostream &amp; out, const Graph &amp; graph)</text:span></text:p>
      <text:p text:style-name="P50"><text:span text:style-name="T6"><text:s text:c="2"/>{</text:span></text:p>
      <text:p text:style-name="P50"><text:soft-page-break/><text:span text:style-name="T6"><text:s text:c="2"/>for (auto &amp; node:graph.SetOfNodes)</text:span></text:p>
      <text:p text:style-name="P50"><text:span text:style-name="T6"><text:s text:c="6"/>out &lt;&lt; node;</text:span></text:p>
      <text:p text:style-name="P50"><text:span text:style-name="T6"><text:s text:c="4"/>return out;</text:span></text:p>
      <text:p text:style-name="P50"><text:span text:style-name="T6"><text:s text:c="2"/>}</text:span></text:p>
      <text:p text:style-name="P51"/>
      <text:p text:style-name="P50"><text:span text:style-name="T6">protected:</text:span></text:p>
      <text:p text:style-name="P50"><text:span text:style-name="T6"><text:s text:c="2"/>bool DFS (Node * actual, char DrainMark, vector &lt; pair &lt; Node *,</text:span></text:p>
      <text:p text:style-name="P50"><text:span text:style-name="T6"><text:tab/> <text:s text:c="3"/>edge &gt;&gt; &amp;way)</text:span></text:p>
      <text:p text:style-name="P50"><text:span text:style-name="T6"><text:s text:c="2"/>{</text:span></text:p>
      <text:p text:style-name="P50"><text:span text:style-name="T6"><text:s text:c="4"/>if (actual-&gt;Mark () == DrainMark)</text:span></text:p>
      <text:p text:style-name="P50"><text:span text:style-name="T6"><text:s text:c="6"/>return true;</text:span></text:p>
      <text:p text:style-name="P50"><text:span text:style-name="T6"><text:s text:c="4"/>actual-&gt;SortRealandMark ();</text:span></text:p>
      <text:p text:style-name="P50"><text:span text:style-name="T6"><text:s text:c="4"/>actual-&gt;Attend (true);</text:span></text:p>
      <text:p text:style-name="P50"><text:span text:style-name="T6"><text:s text:c="2"/>for (auto &amp; edge:actual-&gt;edges ())</text:span></text:p>
      <text:p text:style-name="P50"><text:span text:style-name="T6"><text:s text:c="6"/>if (!get &lt; Node * &gt;(edge)-&gt;IsAttend ()</text:span></text:p>
      <text:p text:style-name="P50"><text:span text:style-name="T6"><text:tab/> <text:s/>&amp;&amp; get &lt; Bandwidth &gt; (edge).second != get &lt; Bandwidth &gt;</text:span></text:p>
      <text:p text:style-name="P50"><text:span text:style-name="T6"><text:tab/> <text:s/>(edge).first)</text:span></text:p>
      <text:p text:style-name="P50"><text:span text:style-name="T6"><text:tab/>{</text:span></text:p>
      <text:p text:style-name="P50"><text:span text:style-name="T6"><text:tab/> <text:s/>if (DFS (get &lt; Node * &gt;(edge), DrainMark, way))</text:span></text:p>
      <text:p text:style-name="P50"><text:span text:style-name="T6"><text:tab/> <text:s text:c="3"/>{</text:span></text:p>
      <text:p text:style-name="P50"><text:span text:style-name="T6"><text:tab/> <text:s text:c="5"/>way.emplace_back (actual, edge);</text:span></text:p>
      <text:p text:style-name="P50"><text:soft-page-break/><text:span text:style-name="T6"><text:tab/> <text:s text:c="5"/>actual-&gt;Attend (false);</text:span></text:p>
      <text:p text:style-name="P50"><text:span text:style-name="T6"><text:tab/> <text:s text:c="5"/>return true;</text:span></text:p>
      <text:p text:style-name="P50"><text:span text:style-name="T6"><text:tab/> <text:s text:c="3"/>}</text:span></text:p>
      <text:p text:style-name="P50"><text:span text:style-name="T6"><text:tab/>}</text:span></text:p>
      <text:p text:style-name="P50"><text:span text:style-name="T6"><text:s text:c="4"/>actual-&gt;Attend (false);</text:span></text:p>
      <text:p text:style-name="P50"><text:span text:style-name="T6"><text:s text:c="4"/>return false;</text:span></text:p>
      <text:p text:style-name="P50"><text:span text:style-name="T6"><text:s text:c="2"/>}</text:span></text:p>
      <text:p text:style-name="P51"/>
      <text:p text:style-name="P50"><text:span text:style-name="T6"><text:s text:c="2"/>void SortMark ()</text:span></text:p>
      <text:p text:style-name="P50"><text:span text:style-name="T6"><text:s text:c="2"/>{</text:span></text:p>
      <text:p text:style-name="P50"><text:span text:style-name="T6"><text:s text:c="2"/>for (auto &amp; node:this-&gt;SetOfNodes)</text:span></text:p>
      <text:p text:style-name="P50"><text:span text:style-name="T6"><text:s text:c="6"/>node-&gt;SortMark ();</text:span></text:p>
      <text:p text:style-name="P50"><text:span text:style-name="T6"><text:s text:c="4"/>sort (this-&gt;SetOfNodes.begin (), this-&gt;SetOfNodes.end (),</text:span></text:p>
      <text:p text:style-name="P50"><text:span text:style-name="T6"><text:tab/> <text:s/>[](Node * nodefir, Node * nodesec)</text:span></text:p>
      <text:p text:style-name="P50"><text:span text:style-name="T6"><text:tab/> <text:s/>{</text:span></text:p>
      <text:p text:style-name="P50"><text:span text:style-name="T6"><text:tab/> <text:s/>return nodefir-&gt;Mark () &lt; nodesec-&gt;Mark ();}</text:span></text:p>
      <text:p text:style-name="P50"><text:span text:style-name="T6"><text:s text:c="4"/>);</text:span></text:p>
      <text:p text:style-name="P50"><text:span text:style-name="T6"><text:s text:c="2"/>}</text:span></text:p>
      <text:p text:style-name="P51"/>
      <text:p text:style-name="P50"><text:span text:style-name="T6">private:</text:span></text:p>
      <text:p text:style-name="P50"><text:span text:style-name="T6"><text:s text:c="2"/>vector &lt; Node * &gt;SetOfNodes;</text:span></text:p>
      <text:p text:style-name="P51"><text:soft-page-break/></text:p>
      <text:p text:style-name="P50"><text:span text:style-name="T6">};</text:span></text:p>
      <text:p text:style-name="P51"/>
      <text:p text:style-name="P50"><text:span text:style-name="T6">int</text:span></text:p>
      <text:p text:style-name="P50"><text:span text:style-name="T6">main ()</text:span></text:p>
      <text:p text:style-name="P50"><text:span text:style-name="T6">{</text:span></text:p>
      <text:p text:style-name="P50"><text:span text:style-name="T6"><text:s text:c="2"/>Graph graph;</text:span></text:p>
      <text:p text:style-name="P50"><text:span text:style-name="T6"><text:s text:c="2"/>int NumOrientEdges, EdgeWeight;</text:span></text:p>
      <text:p text:style-name="P50"><text:span text:style-name="T6"><text:s text:c="2"/>char Source, Drain, SENode, DENode;</text:span></text:p>
      <text:p text:style-name="P50"><text:span text:style-name="T6"><text:s text:c="2"/>cin &gt;&gt; NumOrientEdges;</text:span></text:p>
      <text:p text:style-name="P50"><text:span text:style-name="T6"><text:s text:c="2"/>cin &gt;&gt; Source;</text:span></text:p>
      <text:p text:style-name="P50"><text:span text:style-name="T6"><text:s text:c="2"/>cin &gt;&gt; Drain;</text:span></text:p>
      <text:p text:style-name="P50"><text:span text:style-name="T6"><text:s text:c="2"/>for (int i = 0; i &lt; NumOrientEdges; i++)</text:span></text:p>
      <text:p text:style-name="P50"><text:span text:style-name="T6"><text:s text:c="4"/>{</text:span></text:p>
      <text:p text:style-name="P50"><text:span text:style-name="T6"><text:s text:c="6"/>cin &gt;&gt; SENode &gt;&gt; DENode &gt;&gt; EdgeWeight;</text:span></text:p>
      <text:p text:style-name="P50"><text:span text:style-name="T6"><text:s text:c="6"/>graph.AppendNode (SENode);</text:span></text:p>
      <text:p text:style-name="P50"><text:span text:style-name="T6"><text:s text:c="6"/>graph.AppendNode (DENode);</text:span></text:p>
      <text:p text:style-name="P50"><text:span text:style-name="T6"><text:s text:c="6"/>graph.AppendEdge (SENode, DENode, EdgeWeight);</text:span></text:p>
      <text:p text:style-name="P50"><text:span text:style-name="T6"><text:s text:c="4"/>}</text:span></text:p>
      <text:p text:style-name="P50"><text:span text:style-name="T6"><text:s text:c="2"/>auto MaxStream = graph.FordFulkerson (Source, Drain);</text:span></text:p>
      <text:p text:style-name="P50"><text:span text:style-name="T6"><text:s text:c="2"/>cout &lt;&lt; MaxStream &lt;&lt; '\n' &lt;&lt; graph;</text:span></text:p>
      <text:p text:style-name="P50"><text:soft-page-break/><text:span text:style-name="T6"><text:s text:c="2"/>return 0;</text:span></text:p>
      <text:p text:style-name="P50"><text:span text:style-name="T6">}</text:span>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874in" fo:margin-left="0in" fo:margin-right="0in" fo:margin-top="0.7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0" meta:paragraph-count="405" meta:word-count="1708" meta:character-count="10435" meta:non-whitespace-character-count="8292"/>
    <meta:generator>LibreOfficeDev/6.0.5.2$Linux_X86_64 LibreOffice_project/</meta:generator>
  </office:meta>
</office:document-meta>
</file>